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5555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/>
          <table:table-cell office:value-type="string" calcext:value-type="string">
            <text:p>Paint_1</text:p>
          </table:table-cell>
          <table:table-cell table:number-columns-repeated="3"/>
          <table:table-cell office:value-type="string" calcext:value-type="string">
            <text:p>Cure_1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106" calcext:value-type="float">
            <text:p>106</text:p>
          </table:table-cell>
          <table:table-cell table:formula="of:=[.B2]/180*PI()" office:value-type="float" office:value="1.85004900711399" calcext:value-type="float">
            <text:p>1.85004900711399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-37" calcext:value-type="float">
            <text:p>-37</text:p>
          </table:table-cell>
          <table:table-cell table:style-name="ce1" table:formula="of:=[.F2]/180*PI()" office:value-type="float" office:value="-0.645771823237902" calcext:value-type="float">
            <text:p>-0.645771823237902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3]/180*PI()" office:value-type="float" office:value="1.02974425867665" calcext:value-type="float">
            <text:p>1.02974425867665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25" calcext:value-type="float">
            <text:p>-25</text:p>
          </table:table-cell>
          <table:table-cell table:style-name="ce1" table:formula="of:=[.F3]/180*PI()" office:value-type="float" office:value="-0.436332312998582" calcext:value-type="float">
            <text:p>-0.436332312998582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4]/180*PI()" office:value-type="float" office:value="-0.122173047639603" calcext:value-type="float">
            <text:p>-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25" calcext:value-type="float">
            <text:p>25</text:p>
          </table:table-cell>
          <table:table-cell table:style-name="ce1" table:formula="of:=[.F4]/180*PI()" office:value-type="float" office:value="0.436332312998582" calcext:value-type="float">
            <text:p>0.436332312998582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5]/180*PI()" office:value-type="float" office:value="2.23402144255274" calcext:value-type="float">
            <text:p>2.23402144255274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6" calcext:value-type="float">
            <text:p>-16</text:p>
          </table:table-cell>
          <table:table-cell table:style-name="ce1" table:formula="of:=[.F5]/180*PI()" office:value-type="float" office:value="-0.279252680319093" calcext:value-type="float">
            <text:p>-0.279252680319093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6]/180*PI()" office:value-type="float" office:value="-0.331612557878923" calcext:value-type="float">
            <text:p>-0.33161255787892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7" calcext:value-type="float">
            <text:p>-107</text:p>
          </table:table-cell>
          <table:table-cell table:style-name="ce1" table:formula="of:=[.F6]/180*PI()" office:value-type="float" office:value="-1.86750229963393" calcext:value-type="float">
            <text:p>-1.86750229963393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7]/180*PI()" office:value-type="float" office:value="-1.15191730631626" calcext:value-type="float">
            <text:p>-1.1519173063162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0" calcext:value-type="float">
            <text:p>0</text:p>
          </table:table-cell>
          <table:table-cell table:style-name="ce1" table:formula="of:=[.F7]/180*PI(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/>
          <table:table-cell office:value-type="string" calcext:value-type="string">
            <text:p>Paint_2</text:p>
          </table:table-cell>
          <table:table-cell table:number-columns-repeated="3"/>
          <table:table-cell office:value-type="string" calcext:value-type="string">
            <text:p>Cure_2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15" calcext:value-type="float">
            <text:p>-115</text:p>
          </table:table-cell>
          <table:table-cell table:formula="of:=[.B10]/180*PI()" office:value-type="float" office:value="-2.00712863979348" calcext:value-type="float">
            <text:p>-2.00712863979348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0" calcext:value-type="float">
            <text:p>0</text:p>
          </table:table-cell>
          <table:table-cell table:style-name="ce1" table:formula="of:=[.F10]/180*PI(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18" calcext:value-type="float">
            <text:p>18</text:p>
          </table:table-cell>
          <table:table-cell table:style-name="ce2" table:formula="of:=[.B11]/180*PI()" office:value-type="float" office:value="0.314159265358979" calcext:value-type="float">
            <text:p>0.314159265358979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10" calcext:value-type="float">
            <text:p>-10</text:p>
          </table:table-cell>
          <table:table-cell table:style-name="ce1" table:formula="of:=[.F11]/180*PI()" office:value-type="float" office:value="-0.174532925199433" calcext:value-type="float">
            <text:p>-0.174532925199433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" calcext:value-type="float">
            <text:p>7</text:p>
          </table:table-cell>
          <table:table-cell table:style-name="ce2" table:formula="of:=[.B12]/180*PI()" office:value-type="float" office:value="0.122173047639603" calcext:value-type="float">
            <text:p>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9" calcext:value-type="float">
            <text:p>39</text:p>
          </table:table-cell>
          <table:table-cell table:style-name="ce1" table:formula="of:=[.F12]/180*PI()" office:value-type="float" office:value="0.680678408277789" calcext:value-type="float">
            <text:p>0.680678408277789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9" calcext:value-type="float">
            <text:p>129</text:p>
          </table:table-cell>
          <table:table-cell table:style-name="ce2" table:formula="of:=[.B13]/180*PI()" office:value-type="float" office:value="2.25147473507268" calcext:value-type="float">
            <text:p>2.25147473507268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48" calcext:value-type="float">
            <text:p>-48</text:p>
          </table:table-cell>
          <table:table-cell table:style-name="ce1" table:formula="of:=[.F13]/180*PI()" office:value-type="float" office:value="-0.837758040957278" calcext:value-type="float">
            <text:p>-0.837758040957278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10" calcext:value-type="float">
            <text:p>10</text:p>
          </table:table-cell>
          <table:table-cell table:style-name="ce2" table:formula="of:=[.B14]/180*PI()" office:value-type="float" office:value="0.174532925199433" calcext:value-type="float">
            <text:p>0.17453292519943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01" calcext:value-type="float">
            <text:p>-101</text:p>
          </table:table-cell>
          <table:table-cell table:style-name="ce1" table:formula="of:=[.F14]/180*PI()" office:value-type="float" office:value="-1.76278254451427" calcext:value-type="float">
            <text:p>-1.76278254451427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114" calcext:value-type="float">
            <text:p>-114</text:p>
          </table:table-cell>
          <table:table-cell table:formula="of:=[.B15]/180*PI()" office:value-type="float" office:value="-1.98967534727354" calcext:value-type="float">
            <text:p>-1.98967534727354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35" calcext:value-type="float">
            <text:p>-35</text:p>
          </table:table-cell>
          <table:table-cell table:style-name="ce1" table:formula="of:=[.F15]/180*PI()" office:value-type="float" office:value="-0.610865238198015" calcext:value-type="float">
            <text:p>-0.6108652381980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_3</text:p>
          </table:table-cell>
          <table:table-cell table:number-columns-repeated="3"/>
          <table:table-cell office:value-type="string" calcext:value-type="string">
            <text:p>Cure_3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106" calcext:value-type="float">
            <text:p>-106</text:p>
          </table:table-cell>
          <table:table-cell table:formula="of:=[.B18]/180*PI()" office:value-type="float" office:value="-1.85004900711399" calcext:value-type="float">
            <text:p>-1.85004900711399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49" calcext:value-type="float">
            <text:p>49</text:p>
          </table:table-cell>
          <table:table-cell table:style-name="ce1" table:formula="of:=[.F18]/180*PI()" office:value-type="float" office:value="0.855211333477221" calcext:value-type="float">
            <text:p>0.855211333477221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59" calcext:value-type="float">
            <text:p>59</text:p>
          </table:table-cell>
          <table:table-cell table:formula="of:=[.B19]/180*PI()" office:value-type="float" office:value="1.02974425867665" calcext:value-type="float">
            <text:p>1.02974425867665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style-name="ce1" table:formula="of:=[.F19]/180*PI()" office:value-type="float" office:value="-0.575958653158129" calcext:value-type="float">
            <text:p>-0.575958653158129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-7" calcext:value-type="float">
            <text:p>-7</text:p>
          </table:table-cell>
          <table:table-cell table:formula="of:=[.B20]/180*PI()" office:value-type="float" office:value="-0.122173047639603" calcext:value-type="float">
            <text:p>-0.122173047639603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37" calcext:value-type="float">
            <text:p>37</text:p>
          </table:table-cell>
          <table:table-cell table:style-name="ce1" table:formula="of:=[.F20]/180*PI()" office:value-type="float" office:value="0.645771823237902" calcext:value-type="float">
            <text:p>0.645771823237902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28" calcext:value-type="float">
            <text:p>128</text:p>
          </table:table-cell>
          <table:table-cell table:formula="of:=[.B21]/180*PI()" office:value-type="float" office:value="2.23402144255274" calcext:value-type="float">
            <text:p>2.23402144255274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1" calcext:value-type="float">
            <text:p>-101</text:p>
          </table:table-cell>
          <table:table-cell table:style-name="ce1" table:formula="of:=[.F21]/180*PI()" office:value-type="float" office:value="-1.76278254451427" calcext:value-type="float">
            <text:p>-1.76278254451427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19" calcext:value-type="float">
            <text:p>-19</text:p>
          </table:table-cell>
          <table:table-cell table:formula="of:=[.B22]/180*PI()" office:value-type="float" office:value="-0.331612557878923" calcext:value-type="float">
            <text:p>-0.331612557878923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26" calcext:value-type="float">
            <text:p>-126</text:p>
          </table:table-cell>
          <table:table-cell table:style-name="ce1" table:formula="of:=[.F22]/180*PI()" office:value-type="float" office:value="-2.19911485751286" calcext:value-type="float">
            <text:p>-2.19911485751286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66" calcext:value-type="float">
            <text:p>-66</text:p>
          </table:table-cell>
          <table:table-cell table:formula="of:=[.B23]/180*PI()" office:value-type="float" office:value="-1.15191730631626" calcext:value-type="float">
            <text:p>-1.1519173063162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65" calcext:value-type="float">
            <text:p>-65</text:p>
          </table:table-cell>
          <table:table-cell table:style-name="ce1" table:formula="of:=[.F23]/180*PI()" office:value-type="float" office:value="-1.13446401379631" calcext:value-type="float">
            <text:p>-1.1344640137963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aint_4</text:p>
          </table:table-cell>
          <table:table-cell table:number-columns-repeated="3"/>
          <table:table-cell office:value-type="string" calcext:value-type="string">
            <text:p>Cure_4</text:p>
          </table:table-cell>
          <table:table-cell table:style-name="ce1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70" calcext:value-type="float">
            <text:p>-70</text:p>
          </table:table-cell>
          <table:table-cell table:formula="of:=[.B26]/180*PI()" office:value-type="float" office:value="-1.22173047639603" calcext:value-type="float">
            <text:p>-1.22173047639603</text:p>
          </table:table-cell>
          <table:table-cell/>
          <table:table-cell office:value-type="string" calcext:value-type="string">
            <text:p>joint1</text:p>
          </table:table-cell>
          <table:table-cell office:value-type="float" office:value="56" calcext:value-type="float">
            <text:p>56</text:p>
          </table:table-cell>
          <table:table-cell table:style-name="ce1" table:formula="of:=[.F26]/180*PI()" office:value-type="float" office:value="0.977384381116825" calcext:value-type="float">
            <text:p>0.977384381116825</text:p>
          </table:table-cell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72" calcext:value-type="float">
            <text:p>-72</text:p>
          </table:table-cell>
          <table:table-cell table:formula="of:=[.B27]/180*PI()" office:value-type="float" office:value="-1.25663706143592" calcext:value-type="float">
            <text:p>-1.25663706143592</text:p>
          </table:table-cell>
          <table:table-cell/>
          <table:table-cell office:value-type="string" calcext:value-type="string">
            <text:p>joint2</text:p>
          </table:table-cell>
          <table:table-cell office:value-type="float" office:value="-59" calcext:value-type="float">
            <text:p>-59</text:p>
          </table:table-cell>
          <table:table-cell table:style-name="ce1" table:formula="of:=[.F27]/180*PI()" office:value-type="float" office:value="-1.02974425867665" calcext:value-type="float">
            <text:p>-1.02974425867665</text:p>
          </table:table-cell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75" calcext:value-type="float">
            <text:p>75</text:p>
          </table:table-cell>
          <table:table-cell table:formula="of:=[.B28]/180*PI()" office:value-type="float" office:value="1.30899693899575" calcext:value-type="float">
            <text:p>1.30899693899575</text:p>
          </table:table-cell>
          <table:table-cell/>
          <table:table-cell office:value-type="string" calcext:value-type="string">
            <text:p>joint3</text:p>
          </table:table-cell>
          <table:table-cell office:value-type="float" office:value="8" calcext:value-type="float">
            <text:p>8</text:p>
          </table:table-cell>
          <table:table-cell table:style-name="ce1" table:formula="of:=[.F28]/180*PI()" office:value-type="float" office:value="0.139626340159546" calcext:value-type="float">
            <text:p>0.139626340159546</text:p>
          </table:table-cell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21" calcext:value-type="float">
            <text:p>21</text:p>
          </table:table-cell>
          <table:table-cell table:formula="of:=[.B29]/180*PI()" office:value-type="float" office:value="0.366519142918809" calcext:value-type="float">
            <text:p>0.366519142918809</text:p>
          </table:table-cell>
          <table:table-cell/>
          <table:table-cell office:value-type="string" calcext:value-type="string">
            <text:p>joint4</text:p>
          </table:table-cell>
          <table:table-cell office:value-type="float" office:value="-104" calcext:value-type="float">
            <text:p>-104</text:p>
          </table:table-cell>
          <table:table-cell table:style-name="ce1" table:formula="of:=[.F29]/180*PI()" office:value-type="float" office:value="-1.8151424220741" calcext:value-type="float">
            <text:p>-1.8151424220741</text:p>
          </table:table-cell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78" calcext:value-type="float">
            <text:p>-78</text:p>
          </table:table-cell>
          <table:table-cell table:formula="of:=[.B30]/180*PI()" office:value-type="float" office:value="-1.36135681655558" calcext:value-type="float">
            <text:p>-1.36135681655558</text:p>
          </table:table-cell>
          <table:table-cell/>
          <table:table-cell office:value-type="string" calcext:value-type="string">
            <text:p>joint5</text:p>
          </table:table-cell>
          <table:table-cell office:value-type="float" office:value="-117" calcext:value-type="float">
            <text:p>-117</text:p>
          </table:table-cell>
          <table:table-cell table:style-name="ce1" table:formula="of:=[.F30]/180*PI()" office:value-type="float" office:value="-2.04203522483337" calcext:value-type="float">
            <text:p>-2.04203522483337</text:p>
          </table:table-cell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-8" calcext:value-type="float">
            <text:p>-8</text:p>
          </table:table-cell>
          <table:table-cell table:formula="of:=[.B31]/180*PI()" office:value-type="float" office:value="-0.139626340159546" calcext:value-type="float">
            <text:p>-0.139626340159546</text:p>
          </table:table-cell>
          <table:table-cell/>
          <table:table-cell office:value-type="string" calcext:value-type="string">
            <text:p>joint6</text:p>
          </table:table-cell>
          <table:table-cell office:value-type="float" office:value="-78" calcext:value-type="float">
            <text:p>-78</text:p>
          </table:table-cell>
          <table:table-cell table:style-name="ce1" table:formula="of:=[.F31]/180*PI()" office:value-type="float" office:value="-1.36135681655558" calcext:value-type="float">
            <text:p>-1.361356816555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int1</text:p>
          </table:table-cell>
          <table:table-cell office:value-type="float" office:value="-57" calcext:value-type="float">
            <text:p>-57</text:p>
          </table:table-cell>
          <table:table-cell table:formula="of:=[.B34]/180*PI()" office:value-type="float" office:value="-0.994837673636768" calcext:value-type="float">
            <text:p>-0.994837673636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2</text:p>
          </table:table-cell>
          <table:table-cell office:value-type="float" office:value="-33" calcext:value-type="float">
            <text:p>-33</text:p>
          </table:table-cell>
          <table:table-cell table:formula="of:=[.B35]/180*PI()" office:value-type="float" office:value="-0.575958653158129" calcext:value-type="float">
            <text:p>-0.575958653158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3</text:p>
          </table:table-cell>
          <table:table-cell office:value-type="float" office:value="46" calcext:value-type="float">
            <text:p>46</text:p>
          </table:table-cell>
          <table:table-cell table:formula="of:=[.B36]/180*PI()" office:value-type="float" office:value="0.802851455917391" calcext:value-type="float">
            <text:p>0.8028514559173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4</text:p>
          </table:table-cell>
          <table:table-cell office:value-type="float" office:value="13" calcext:value-type="float">
            <text:p>13</text:p>
          </table:table-cell>
          <table:table-cell table:formula="of:=[.B37]/180*PI()" office:value-type="float" office:value="0.226892802759263" calcext:value-type="float">
            <text:p>0.226892802759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5</text:p>
          </table:table-cell>
          <table:table-cell office:value-type="float" office:value="-28" calcext:value-type="float">
            <text:p>-28</text:p>
          </table:table-cell>
          <table:table-cell table:formula="of:=[.B38]/180*PI()" office:value-type="float" office:value="-0.488692190558412" calcext:value-type="float">
            <text:p>-0.4886921905584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int6</text:p>
          </table:table-cell>
          <table:table-cell office:value-type="float" office:value="57" calcext:value-type="float">
            <text:p>57</text:p>
          </table:table-cell>
          <table:table-cell table:formula="of:=[.B39]/180*PI()" office:value-type="float" office:value="0.994837673636768" calcext:value-type="float">
            <text:p>0.994837673636768</text:p>
          </table:table-cell>
          <table:table-cell table:number-columns-repeated="4"/>
        </table:table-row>
        <table:table-row table:style-name="ro1" table:number-rows-repeated="104853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05T09:56:11.458689962</meta:creation-date>
    <dc:date>2025-05-05T14:15:07.217609464</dc:date>
    <meta:editing-duration>PT3H58M34S</meta:editing-duration>
    <meta:editing-cycles>3</meta:editing-cycles>
    <meta:generator>LibreOffice/6.4.7.2$Linux_X86_64 LibreOffice_project/40$Build-2</meta:generator>
    <meta:document-statistic meta:table-count="1" meta:cell-count="171" meta:object-count="0"/>
  </office:meta>
</office:document-meta>
</file>